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30000011CCEAF07992E378C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729fcf" draw:textarea-horizontal-align="justify" draw:textarea-vertical-align="middle" draw:auto-grow-height="false" fo:min-height="8.35cm" fo:min-width="8.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25cm" fo:min-width="4.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5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15cm" fo:min-width="3.7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79cm" svg:height="5.3cm" svg:x="12.5cm" svg:y="8.5cm">
          <draw:image xlink:href="Pictures/10000000000003A30000011CCEAF07992E378C9D.png" xlink:type="simple" xlink:show="embed" xlink:actuate="onLoad">
            <text:p/>
          </draw:image>
        </draw:frame>
        <draw:g>
          <draw:custom-shape draw:style-name="gr2" draw:text-style-name="P2" draw:layer="layout" svg:width="9.1cm" svg:height="8.7cm" svg:x="0.2cm" svg:y="6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4.7cm" svg:height="1.6cm" svg:x="2.4cm" svg:y="13.35cm">
              <text:p text:style-name="P1"><text:span text:style-name="T1">Store Output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75cm" svg:y1="7.763cm" svg:x2="4.75cm" svg:y2="10.263cm">
              <text:p/>
            </draw:line>
            <draw:line draw:style-name="gr4" draw:text-style-name="P4" draw:layer="layout" svg:x1="4.75cm" svg:y1="10.988cm" svg:x2="4.75cm" svg:y2="13.488cm">
              <text:p/>
            </draw:line>
            <draw:custom-shape draw:style-name="gr5" draw:text-style-name="P3" draw:layer="layout" svg:width="6.4cm" svg:height="2cm" svg:x="1.55cm" svg:y="10.125cm">
              <text:p text:style-name="P1"><text:span text:style-name="T1">Compute Output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3cm" svg:height="1.5cm" svg:x="2.6cm" svg:y="7.35cm">
              <text:p text:style-name="P1"><text:span text:style-name="T1">Load Inputs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7" draw:text-style-name="P4" draw:layer="layout" svg:x1="9.7cm" svg:y1="11.15cm" svg:x2="12.2cm" svg:y2="11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9:30:35.725056812</meta:creation-date>
    <dc:date>2017-06-20T19:36:29.826145627</dc:date>
    <meta:editing-duration>PT5M55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